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JbrowsoR specification</text:h>
      <text:h text:style-name="P6"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6" text:outline-level="2">Requests honoured by JBrowsoR</text:h>
      <text:h text:style-name="P7"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new(.:format)</text:p>
            <text:p text:style-name="P3"/>
          </table:table-cell>
          <table:table-cell table:style-name="Table1.B2" office:value-type="string">
            <text:list xml:id="list1090250004" text:style-name="L1">
              <text:list-item>
                <text:p text:style-name="P9">Verify source is trusted.</text:p>
              </text:list-item>
              <text:list-item>
                <text:p text:style-name="P9">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id(.:format)</text:p>
          </table:table-cell>
          <table:table-cell table:style-name="Table1.B2" office:value-type="string">
            <text:list xml:id="list1437023331" text:style-name="L2">
              <text:list-item>
                <text:p text:style-name="P10">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788637823" text:continue-numbering="true" text:style-name="L2">
              <text:list-item>
                <text:p text:style-name="P10">Check that front-end session is valid</text:p>
              </text:list-item>
              <text:list-item>
                <text:p text:style-name="P10">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format)</text:p>
          </table:table-cell>
          <table:table-cell table:style-name="Table1.B2" office:value-type="string">
            <text:list xml:id="list1385712262" text:style-name="L3">
              <text:list-item>
                <text:p text:style-name="P11">Verify source is trusted</text:p>
              </text:list-item>
              <text:list-item>
                <text:p text:style-name="P11">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id(.:format)</text:p>
          </table:table-cell>
          <table:table-cell table:style-name="Table1.B2" office:value-type="string">
            <text:list xml:id="list141518026" text:style-name="L4">
              <text:list-item>
                <text:p text:style-name="P12">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format)</text:p>
            <text:p text:style-name="P3"/>
          </table:table-cell>
          <table:table-cell table:style-name="Table2.B2" office:value-type="string">
            <text:list xml:id="list1164748060" text:style-name="L5">
              <text:list-item>
                <text:p text:style-name="P13">Verify source is trusted</text:p>
              </text:list-item>
            </text:list>
            <text:list xml:id="list845120541" text:continue-list="list1090250004" text:style-name="L1">
              <text:list-item>
                <text:p text:style-name="P9">Create new track entry</text:p>
              </text:list-item>
              <text:list-item>
                <text:p text:style-name="P9">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id(.:format)tp://news.google.com/</text:p>
          </table:table-cell>
          <table:table-cell table:style-name="Table2.B2" office:value-type="string">
            <text:list xml:id="list962389993" text:continue-list="list1164748060" text:style-name="L5">
              <text:list-item>
                <text:p text:style-name="P13">Verify source is trusted</text:p>
              </text:list-item>
            </text:list>
            <text:list xml:id="list1542884322" text:style-name="L6">
              <text:list-item>
                <text:p text:style-name="P14">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format)</text:p>
          </table:table-cell>
          <table:table-cell table:style-name="Table2.B2" office:value-type="string">
            <text:list xml:id="list520081811" text:continue-list="list962389993" text:style-name="L5">
              <text:list-item>
                <text:p text:style-name="P13">Verify source is trusted</text:p>
              </text:list-item>
              <text:list-item>
                <text:p text:style-name="P13">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6"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 / if null public</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
      <text:p text:style-name="Table">Table <text:sequence text:ref-name="refTable3" text:name="Table" text:formula="ooow:Table+1" style:num-format="1">4</text:sequence>: Genome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Owner of the genome / if null public</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4" text:name="Table" text:formula="ooow:Table+1" style:num-format="1">5</text:sequence>: Tracks</text:p>
      <text:p text:style-name="P1"><text:soft-page-break/></text:p>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
      <table:table table:name="Table10" table:style-name="Table10">
        <table:table-column table:style-name="Table10.A"/>
        <table:table-column table:style-name="Table10.B"/>
        <table:table-column table:style-name="Table10.C"/>
        <table:table-header-rows>
          <text:soft-page-break/>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Table"/>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5T00:58:10</dc:date>
    <dc:creator>Fabrice David</dc:creator>
    <meta:editing-duration>PT64H22M19S</meta:editing-duration>
    <meta:editing-cycles>23</meta:editing-cycles>
    <meta:generator>OpenOffice.org/3.1$Unix OpenOffice.org_project/310m19$Build-9420</meta:generator>
    <meta:printed-by>Bernhard Sonderegger</meta:printed-by>
    <meta:print-date>2009-10-09T14:16:35</meta:print-date>
    <meta:document-statistic meta:table-count="11" meta:image-count="1" meta:object-count="0" meta:page-count="5" meta:paragraph-count="219" meta:word-count="890" meta:character-count="5599"/>
  </office:meta>
</office:document-meta>
</file>